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✅ PROMPT PARA CONSULTA DE IA OU DE ESPECIALISTA</text:p>
      <text:p text:style-name="Quotations"><text:span text:style-name="Strong_20_Emphasis">Contexto e Perfil do Empresário:</text:span><text:line-break/>Sou um empresário brasileiro, dono de uma pequena empresa localizada em uma cidade muito pequena do interior. Quero fornecer meus produtos e/ou serviços para órgãos públicos (prefeituras, estados, governo federal, autarquias, escolas, hospitais, etc.), mas <text:span text:style-name="Strong_20_Emphasis">não entendo nada sobre como funciona essa burocracia</text:span>.</text:p>
      <text:p text:style-name="Quotations"><text:span text:style-name="Strong_20_Emphasis">Minha empresa é pequena e ainda não tem equipe especializada</text:span>. Desejo entender o que devo fazer, passo a passo, para me tornar um fornecedor regularizado e apto a participar de processos de compras públicas (licitações, dispensas, pregões, etc.) <text:span text:style-name="Strong_20_Emphasis">em todas as esferas</text:span>: federal, estadual e municipal.</text:p>
      <text:p text:style-name="Horizontal_20_Line"/>
      <text:p text:style-name="Text_20_body">🎯 OBJETIVO:</text:p>
      <text:p text:style-name="Text_20_body">Elabore um <text:span text:style-name="Strong_20_Emphasis">guia prático e completo</text:span>, com linguagem clara e acessível, contendo todas as <text:span text:style-name="Strong_20_Emphasis">etapas necessárias, documentos exigidos, registros obrigatórios e plataformas que devo acessar</text:span>, desde o <text:span text:style-name="Strong_20_Emphasis">início absoluto (como abrir ou regularizar a empresa)</text:span> até estar <text:span text:style-name="Strong_20_Emphasis">apto a fornecer produtos ou serviços para o setor público</text:span>.</text:p>
      <text:p text:style-name="Horizontal_20_Line"/>
      <text:p text:style-name="Text_20_body">🧭 DETALHAMENTO DO GUIA (o que quero que seja incluído):</text:p>
      <text:list text:style-name="L1">
        <text:list-item>
          <text:p text:style-name="P1"><text:span text:style-name="Strong_20_Emphasis">Etapas de Formalização da Empresa</text:span></text:p>
          <text:list>
            <text:list-item>
              <text:p text:style-name="P1">Como garantir que minha empresa está legalmente apta a atuar (CNPJ, Inscrição Estadual/Municipal, CNAE, etc.)</text:p>
            </text:list-item>
            <text:list-item>
              <text:p text:style-name="P1">Regularidade fiscal (Receita Federal, Estadual, Municipal, FGTS, INSS)</text:p>
            </text:list-item>
            <text:list-item>
              <text:p text:style-name="P1">Como emitir notas fiscais eletrônicas</text:p>
            </text:list-item>
            <text:list-item>
              <text:p text:style-name="P1">Como aderir ao Simples Nacional (se for o caso) ou entender qual regime tributário é mais vantajoso</text:p>
            </text:list-item>
          </text:list>
        </text:list-item>
        <text:list-item>
          <text:p text:style-name="P1"><text:span text:style-name="Strong_20_Emphasis">Certidões e Documentações Necessárias</text:span></text:p>
          <text:list>
            <text:list-item>
              <text:p text:style-name="P1">Lista de todas as certidões exigidas para participar de licitações (e onde obtê-las gratuitamente)</text:p>
            </text:list-item>
            <text:list-item>
              <text:p text:style-name="P1">Como manter essas certidões sempre atualizadas</text:p>
            </text:list-item>
          </text:list>
        </text:list-item>
        <text:list-item>
          <text:p text:style-name="P1"><text:span text:style-name="Strong_20_Emphasis">Credenciamento e Cadastro em Plataformas Oficiais</text:span></text:p>
          <text:list>
            <text:list-item>
              <text:p text:style-name="P1"><text:span text:style-name="Strong_20_Emphasis">SICAF (federal)</text:span>: como se cadastrar passo a passo</text:p>
            </text:list-item>
            <text:list-item>
              <text:p text:style-name="P1"><text:span text:style-name="Strong_20_Emphasis">Siga o exemplo também para estados e municípios</text:span> (ex: BEC/SP, Licitações-e do Banco do Brasil, Comprasnet, etc.)</text:p>
            </text:list-item>
            <text:list-item>
              <text:p text:style-name="P1">Como cadastrar minha empresa em plataformas como Compras.gov.br, Banco do Brasil, Caixa Econômica, etc.</text:p>
            </text:list-item>
            <text:list-item>
              <text:p text:style-name="P1">Explicar a diferença entre cada portal (e quando devo usar cada um)</text:p>
            </text:list-item>
          </text:list>
        </text:list-item>
        <text:list-item>
          <text:p text:style-name="P1"><text:span text:style-name="Strong_20_Emphasis">Participação em Licitações</text:span></text:p>
          <text:list>
            <text:list-item>
              <text:p text:style-name="P1"><text:soft-page-break/>Tipos de licitação que posso participar: pregão eletrônico, presencial, carta convite, inexigibilidade, dispensa</text:p>
            </text:list-item>
            <text:list-item>
              <text:p text:style-name="P1">Como funciona um edital: o que observar, como ler e interpretar</text:p>
            </text:list-item>
            <text:list-item>
              <text:p text:style-name="P1">Como apresentar propostas</text:p>
            </text:list-item>
            <text:list-item>
              <text:p text:style-name="P1">Como garantir documentos exigidos (proposta técnica, planilha de custos, amostras etc.)</text:p>
            </text:list-item>
            <text:list-item>
              <text:p text:style-name="P1">Dicas para vencer concorrência (sem práticas ilegais)</text:p>
            </text:list-item>
          </text:list>
        </text:list-item>
        <text:list-item>
          <text:p text:style-name="P1"><text:span text:style-name="Strong_20_Emphasis">Certificações e Requisitos Específicos por Segmento</text:span></text:p>
          <text:list>
            <text:list-item>
              <text:p text:style-name="P1">Se for produto de saúde, alimentação, construção civil, tecnologia, etc., quais licenças extras posso precisar?</text:p>
            </text:list-item>
            <text:list-item>
              <text:p text:style-name="P1">Como obter certificações específicas (ANVISA, CREA, etc.)</text:p>
            </text:list-item>
          </text:list>
        </text:list-item>
        <text:list-item>
          <text:p text:style-name="P1"><text:span text:style-name="Strong_20_Emphasis">Como Atender Após a Vitória</text:span></text:p>
          <text:list>
            <text:list-item>
              <text:p text:style-name="P1">Emissão de nota fiscal eletrônica</text:p>
            </text:list-item>
            <text:list-item>
              <text:p text:style-name="P1">Cumprimento de prazos</text:p>
            </text:list-item>
            <text:list-item>
              <text:p text:style-name="P1">Contrato administrativo</text:p>
            </text:list-item>
            <text:list-item>
              <text:p text:style-name="P1">Recebimento dos valores (faturamento, empenho, liquidação e pagamento)</text:p>
            </text:list-item>
          </text:list>
        </text:list-item>
        <text:list-item>
          <text:p text:style-name="P1"><text:span text:style-name="Strong_20_Emphasis">Cuidados Jurídicos e Contábeis</text:span></text:p>
          <text:list>
            <text:list-item>
              <text:p text:style-name="P1">Importância de manter contabilidade ativa</text:p>
            </text:list-item>
            <text:list-item>
              <text:p text:style-name="P1">Responsabilidades legais de fornecer para o setor público</text:p>
            </text:list-item>
            <text:list-item>
              <text:p text:style-name="P1">Penalidades por descumprimento de contratos</text:p>
            </text:list-item>
          </text:list>
        </text:list-item>
        <text:list-item>
          <text:p text:style-name="P1"><text:span text:style-name="Strong_20_Emphasis">Ferramentas e Soluções para Quem Mora no Interior</text:span></text:p>
          <text:list>
            <text:list-item>
              <text:p text:style-name="P1">Serviços online que facilitam tudo à distância</text:p>
            </text:list-item>
            <text:list-item>
              <text:p text:style-name="P1">Plataformas de apoio como Sebrae, Gov.br, CRC Digital, e-CPF A1 (ou A3)</text:p>
            </text:list-item>
            <text:list-item>
              <text:p text:style-name="P1">Escritórios de contabilidade com especialização em licitações</text:p>
            </text:list-item>
          </text:list>
        </text:list-item>
        <text:list-item>
          <text:p text:style-name="P1"><text:span text:style-name="Strong_20_Emphasis">Dicas Finais e Estratégias de Sucesso</text:span></text:p>
          <text:list>
            <text:list-item>
              <text:p text:style-name="P1">Como começar com órgãos locais (prefeituras, escolas públicas)</text:p>
            </text:list-item>
            <text:list-item>
              <text:p text:style-name="P1">Como montar um portfólio inicial</text:p>
            </text:list-item>
            <text:list-item>
              <text:p text:style-name="P1">Como acompanhar oportunidades automaticamente (alertas, bots, e-mails)</text:p>
            </text:list-item>
            <text:list-item>
              <text:p text:style-name="P1">Onde buscar ajuda gratuita ou paga para capacitação (SEBRAE, SENAI, cursos EAD etc.)</text:p>
            </text:list-item>
          </text:list>
        </text:list-item>
      </text:list>
      <text:p text:style-name="Horizontal_20_Line"/>
      <text:p text:style-name="Text_20_body">🛡️ LEGISLAÇÃO E BASE LEGAL</text:p>
      <text:p text:style-name="Text_20_body">Todo o guia deve seguir a legislação brasileira, incluindo mas não se limitando a:</text:p>
      <text:list text:style-name="L2">
        <text:list-item>
          <text:p text:style-name="P2"><text:soft-page-break/><text:span text:style-name="Strong_20_Emphasis">Lei nº 14.133/2021 (Nova Lei de Licitações e Contratos)</text:span></text:p>
        </text:list-item>
        <text:list-item>
          <text:p text:style-name="P2"><text:span text:style-name="Strong_20_Emphasis">Lei Complementar 123/2006 (Estatuto da Microempresa e Empresa de Pequeno Porte)</text:span></text:p>
        </text:list-item>
        <text:list-item>
          <text:p text:style-name="P2"><text:span text:style-name="Strong_20_Emphasis">Decreto nº 10.024/2019 (Pregão Eletrônico)</text:span></text:p>
        </text:list-item>
        <text:list-item>
          <text:p text:style-name="P2"><text:span text:style-name="Strong_20_Emphasis">Normas do TCU, CGU, e orientações do Compras.gov.br</text:span></text:p>
        </text:list-item>
      </text:list>
      <text:p text:style-name="Horizontal_20_Line"/>
      <text:p text:style-name="Text_20_body">💡 FORMATO DE RESPOSTA DESEJADO:</text:p>
      <text:p text:style-name="Text_20_body">Peço que você me responda <text:span text:style-name="Strong_20_Emphasis">em formato de checklist passo a passo</text:span>, com explicações curtas e diretas, <text:span text:style-name="Strong_20_Emphasis">links úteis (se possível)</text:span> e observações importantes. Use linguagem acessível, como se explicasse para alguém com pouca experiência em termos jurídicos.</text:p>
      <text:p text:style-name="Text_20_body">Se possível, inclua também:</text:p>
      <text:list text:style-name="L3">
        <text:list-item>
          <text:p text:style-name="P3">Sugestão de modelo de planilha de controle de certidões e prazos</text:p>
        </text:list-item>
        <text:list-item>
          <text:p text:style-name="P3">Dicas de ferramentas que ajudam a automatizar a participação em licitações</text:p>
        </text:list-item>
        <text:list-item>
          <text:p text:style-name="P3">Roteiro mínimo para não perder nenhuma obrigaçã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3T14:48:51.032000000</meta:creation-date>
    <dc:date>2025-07-13T14:49:28.751000000</dc:date>
    <meta:editing-duration>PT47S</meta:editing-duration>
    <meta:editing-cycles>1</meta:editing-cycles>
    <meta:document-statistic meta:table-count="0" meta:image-count="0" meta:object-count="0" meta:page-count="3" meta:paragraph-count="58" meta:word-count="662" meta:character-count="4298" meta:non-whitespace-character-count="3741"/>
    <meta:generator>LibreOffice/24.2.5.2$Windows_X86_64 LibreOffice_project/bffef4ea93e59bebbeaf7f431bb02b1a39ee8a59</meta:generator>
  </office:meta>
</office:document-meta>
</file>